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1.456cm"/>
    </style:style>
    <style:style style:name="gr6" style:family="graphic" style:parent-style-name="standard">
      <style:graphic-properties svg:stroke-color="#dc2300" draw:fill="solid" draw:fill-color="#b80047" draw:textarea-horizontal-align="center" draw:textarea-vertical-align="middle"/>
    </style:style>
    <style:style style:name="gr7" style:family="graphic" style:parent-style-name="standard">
      <style:graphic-properties svg:stroke-color="#800000" draw:fill="solid" draw:fill-color="#b80047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9.536cm" svg:height="10.444cm" svg:x="19.164cm" svg:y="2.469cm">
          <text:p text:style-name="P1"><text:span text:style-name="T1">Compres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7" draw:layer="layout" svg:width="4.995cm" svg:height="2.27cm" svg:x="23.705cm" svg:y="15.63cm">
          <text:p text:style-name="P1"><text:span text:style-name="T1">Arithmetic 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5" draw:layer="layout" svg:width="4.995cm" svg:height="2.27cm" svg:x="6.903cm" svg:y="15.63cm"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" draw:layer="layout" svg:width="4.995cm" svg:height="2.27cm" svg:x="1cm" svg:y="15.63cm">
          <text:p text:style-name="P1"><text:span text:style-name="T1">Quant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6" draw:layer="layout" svg:width="4.995cm" svg:height="2.27cm" svg:x="18.256cm" svg:y="15.63cm">
          <text:p text:style-name="P1"><text:span text:style-name="T1">Verif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4.995cm" svg:height="2.27cm" svg:x="12.807cm" svg:y="15.63cm">
          <text:p text:style-name="P1"><text:span text:style-name="T1">Water Cluster </text:span></text:p>
          <text:p text:style-name="P1"><text:span text:style-name="T1">Extr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32cm" svg:height="1.363cm" svg:x="13cm" svg:y="8.637cm">
          <text:p text:style-name="P1"><text:span text:style-name="T1">Keeg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32cm" svg:height="1.362cm" svg:x="13cm" svg:y="7.275cm">
          <text:p text:style-name="P1"><text:span text:style-name="T1">Jul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32cm" svg:height="1.362cm" svg:x="13cm" svg:y="5.913cm">
          <text:p text:style-name="P1"><text:span text:style-name="T1">Min-Yo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153cm" svg:height="0.806cm" svg:x="13.626cm" svg:y="4.767cm">
          <draw:text-box>
            <text:p text:style-name="P2"><text:span text:style-name="T1">Legend</text:span></text:p>
          </draw:text-box>
        </draw:frame>
        <draw:custom-shape draw:style-name="gr2" draw:text-style-name="P1" draw:layer="layout" svg:width="8.628cm" svg:height="4.087cm" svg:x="19.618cm" svg:y="2.923cm">
          <text:p text:style-name="P1"><text:span text:style-name="T1">Interframe Compres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628cm" svg:height="2.128cm" svg:x="19.618cm" svg:y="8.372cm">
          <text:p text:style-name="P1"><text:span text:style-name="T1">Intraframe Compres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63cm" svg:height="1.26cm" svg:x="19.62cm" svg:y="11cm">
          <text:p text:style-name="P1"><text:span text:style-name="T1">Permutation Compres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2" draw:layer="layout" svg:width="9.54cm" svg:height="10.44cm" svg:x="1cm" svg:y="2.56cm">
          <text:p text:style-name="P1"><text:span text:style-name="T1">Visu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685cm" svg:x1="3.497cm" svg:y1="15.63cm" svg:x2="5.77cm" svg:y2="13cm" draw:start-shape="id1" draw:start-glue-point="0" draw:end-shape="id2" svg:d="m3497 15630v-630h2273v-2000">
          <text:p/>
        </draw:connector>
        <draw:connector draw:style-name="gr7" draw:text-style-name="P3" draw:layer="layout" draw:line-skew="0.444cm" svg:x1="8.335cm" svg:y1="15.61cm" svg:x2="5.77cm" svg:y2="13cm" draw:end-shape="id2" draw:end-glue-point="2" svg:d="m8335 15610v-610h-2565v-2000">
          <text:p/>
        </draw:connector>
        <draw:connector draw:style-name="gr6" draw:text-style-name="P3" draw:layer="layout" draw:line-skew="0.685cm" svg:x1="15.304cm" svg:y1="15.63cm" svg:x2="5.77cm" svg:y2="13cm" draw:start-shape="id3" draw:start-glue-point="0" draw:end-shape="id2" draw:end-glue-point="2" svg:d="m15304 15630v-630h-9534v-2000">
          <text:p/>
        </draw:connector>
        <draw:connector draw:style-name="gr8" draw:text-style-name="P3" draw:layer="layout" svg:x1="3.497cm" svg:y1="15.63cm" svg:x2="23.932cm" svg:y2="12.913cm" draw:start-shape="id1" draw:end-shape="id4" draw:end-glue-point="2" svg:d="m3497 15630v-1358h20435v-1359">
          <text:p/>
        </draw:connector>
        <draw:connector draw:style-name="gr8" draw:text-style-name="P3" draw:layer="layout" svg:x1="9.4cm" svg:y1="15.63cm" svg:x2="23.932cm" svg:y2="12.913cm" draw:start-shape="id5" draw:start-glue-point="0" draw:end-shape="id4" draw:end-glue-point="2" svg:d="m9400 15630v-1358h14532v-1359">
          <text:p/>
        </draw:connector>
        <draw:connector draw:style-name="gr8" draw:text-style-name="P3" draw:layer="layout" svg:x1="20.753cm" svg:y1="15.63cm" svg:x2="23.932cm" svg:y2="12.913cm" draw:start-shape="id6" draw:start-glue-point="0" draw:end-shape="id4" draw:end-glue-point="2" svg:d="m20753 15630v-1358h3179v-1359">
          <text:p/>
        </draw:connector>
        <draw:connector draw:style-name="gr8" draw:text-style-name="P3" draw:layer="layout" svg:x1="26.202cm" svg:y1="15.63cm" svg:x2="23.932cm" svg:y2="12.913cm" draw:start-shape="id7" draw:start-glue-point="0" draw:end-shape="id4" draw:end-glue-point="2" svg:d="m26202 15630v-1358h-2270v-13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0:50:04</meta:creation-date>
    <dc:date>2009-11-05T18:20:32</dc:date>
    <meta:editing-duration>PT00H38M47S</meta:editing-duration>
    <meta:editing-cycles>4</meta:editing-cycles>
    <meta:generator>OpenOffice.org/3.1$Linux OpenOffice.org_project/310m19$Build-9420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